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swiss" style:font-pitch="variable"/>
    <style:font-face style:name="Courier New1" svg:font-family="'Courier New'" style:font-family-generic="swiss" style:font-pitch="fixed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/>
    <style:style style:name="gr1" style:family="graphic" style:parent-style-name="Store">
      <style:graphic-properties fo:min-height="4.83cm" fo:min-width="5.85cm"/>
      <style:paragraph-properties style:writing-mode="lr-tb"/>
    </style:style>
    <style:style style:name="gr2" style:family="graphic" style:parent-style-name="Component">
      <style:graphic-properties draw:textarea-horizontal-align="justify" draw:textarea-vertical-align="top" draw:auto-grow-height="false" fo:min-height="2.925cm" fo:min-width="10.295cm"/>
      <style:paragraph-properties style:writing-mode="lr-tb"/>
    </style:style>
    <style:style style:name="gr3" style:family="graphic" style:parent-style-name="Component">
      <style:graphic-properties draw:textarea-horizontal-align="justify" draw:textarea-vertical-align="top" draw:auto-grow-height="false" fo:min-height="4.83cm" fo:min-width="6.485cm"/>
      <style:paragraph-properties style:writing-mode="lr-tb"/>
    </style:style>
    <style:style style:name="gr4" style:family="graphic" style:parent-style-name="Component">
      <style:graphic-properties draw:textarea-horizontal-align="justify" draw:textarea-vertical-align="top" draw:auto-grow-height="false" fo:min-height="4.195cm" fo:min-width="5.215cm"/>
      <style:paragraph-properties style:writing-mode="lr-tb"/>
    </style:style>
    <style:style style:name="gr5" style:family="graphic" style:parent-style-name="text-property">
      <style:graphic-properties fo:min-height="1.223cm"/>
      <style:paragraph-properties style:writing-mode="lr-tb"/>
    </style:style>
    <style:style style:name="gr6" style:family="graphic" style:parent-style-name="text-property">
      <style:graphic-properties fo:min-height="2.925cm"/>
      <style:paragraph-properties style:writing-mode="lr-tb"/>
    </style:style>
    <style:style style:name="gr7" style:family="graphic" style:parent-style-name="text-property">
      <style:graphic-properties fo:min-height="2.501cm"/>
      <style:paragraph-properties style:writing-mode="lr-tb"/>
    </style:style>
    <style:style style:name="gr8" style:family="graphic" style:parent-style-name="Data_20_Line">
      <style:graphic-properties draw:textarea-horizontal-align="center" draw:textarea-vertical-align="middle"/>
      <style:paragraph-properties style:writing-mode="lr-tb"/>
    </style:style>
    <style:style style:name="gr9" style:family="graphic" style:parent-style-name="text-property">
      <style:graphic-properties fo:min-height="0.925cm"/>
      <style:paragraph-properties style:writing-mode="lr-tb"/>
    </style:style>
    <style:style style:name="gr10" style:family="graphic" style:parent-style-name="Component_20_Hierarchy_20_Lines">
      <style:graphic-properties draw:textarea-horizontal-align="center" draw:textarea-vertical-align="middle"/>
      <style:paragraph-properties style:writing-mode="lr-tb"/>
    </style:style>
    <style:style style:name="gr11" style:family="graphic" style:parent-style-name="Store">
      <style:graphic-properties fo:min-height="1.655cm" fo:min-width="3.945cm"/>
      <style:paragraph-properties style:writing-mode="lr-tb"/>
    </style:style>
    <style:style style:name="gr12" style:family="graphic" style:parent-style-name="Store">
      <style:graphic-properties fo:min-height="3.56cm" fo:min-width="5.85cm"/>
      <style:paragraph-properties style:writing-mode="lr-tb"/>
    </style:style>
    <style:style style:name="gr13" style:family="graphic" style:parent-style-name="Component">
      <style:graphic-properties draw:textarea-horizontal-align="justify" draw:textarea-vertical-align="top" draw:auto-grow-height="false" fo:min-height="1.655cm" fo:min-width="5.21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99cm" fo:min-width="0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35cm" svg:height="5.08cm" svg:x="14.24cm" svg:y="9.89cm">
          <text:p text:style-name="P1">APP Store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0.795cm" svg:height="3.175cm" svg:x="1cm" svg:y="6.715cm">
          <text:p text:style-name="P2">Compilation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6.985cm" svg:height="5.08cm" svg:x="3.54cm" svg:y="12.43cm">
          <text:p text:style-name="P2">Track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5.715cm" svg:height="4.445cm" svg:x="3.54cm" svg:y="18.78cm">
          <text:p text:style-name="P2">CueButton, CueLevelEditor</text:p>
          <draw:enhanced-geometry svg:viewBox="0 0 21600 21600" draw:type="rectangle" draw:enhanced-path="M 0 0 L 21600 0 21600 21600 0 21600 0 0 Z N"/>
        </draw:custom-shape>
        <draw:frame draw:style-name="gr5" draw:text-style-name="P1" xml:id="id3" draw:id="id3" draw:layer="layout" svg:width="7.62cm" svg:height="1.473cm" svg:x="1.635cm" svg:y="7.782cm">
          <draw:text-box>
            <text:p>Id, Type, MediaPath, Title, Url, Tracks</text:p>
          </draw:text-box>
        </draw:frame>
        <draw:frame draw:style-name="gr6" draw:text-style-name="P1" xml:id="id1" draw:id="id1" draw:layer="layout" svg:width="3.175cm" svg:height="3.175cm" svg:x="6.715cm" svg:y="13.065cm">
          <draw:text-box>
            <text:p>Id, Name, Artist, Album, Url, Duration, Volume, Cues</text:p>
          </draw:text-box>
        </draw:frame>
        <draw:frame draw:style-name="gr7" draw:text-style-name="P1" draw:layer="layout" svg:width="3.81cm" svg:height="2.751cm" svg:x="4.175cm" svg:y="19.839cm">
          <draw:text-box>
            <text:p>Id</text:p>
            <text:p>Description</text:p>
            <text:p>Time</text:p>
            <text:p>Shortcut</text:p>
            <text:p>Duration</text:p>
          </draw:text-box>
        </draw:frame>
        <draw:connector draw:style-name="gr8" draw:text-style-name="P2" draw:layer="layout" draw:type="curve" svg:x1="9.89cm" svg:y1="14.652cm" svg:x2="14.24cm" svg:y2="12.43cm" draw:start-shape="id1" draw:start-glue-point="1" draw:end-shape="id2" draw:end-glue-point="3" svg:d="M9890 14652c3282 0 1107-2222 4350-2222" svg:viewBox="0 0 4351 2223">
          <text:p text:style-name="P3">Update <text:s text:c="11"/></text:p>
        </draw:connector>
        <draw:connector draw:style-name="gr8" draw:text-style-name="P2" draw:layer="layout" draw:type="curve" svg:x1="9.255cm" svg:y1="8.518cm" svg:x2="14.24cm" svg:y2="12.43cm" draw:start-shape="id3" draw:start-glue-point="1" draw:end-shape="id2" draw:end-glue-point="3" svg:d="M9255 8518c3759 0 1267 3912 4985 3912" svg:viewBox="0 0 4986 3913">
          <text:p text:style-name="P3">Update <text:s text:c="24"/></text:p>
        </draw:connector>
        <draw:frame draw:style-name="gr9" draw:text-style-name="P1" draw:layer="layout" svg:width="5.08cm" svg:height="1.175cm" svg:x="14.875cm" svg:y="13.16cm">
          <draw:text-box>
            <text:p>selectedCueId</text:p>
          </draw:text-box>
        </draw:frame>
        <draw:connector draw:style-name="gr10" draw:text-style-name="P2" draw:layer="layout" draw:type="curve" svg:x1="7.032cm" svg:y1="17.51cm" svg:x2="6.397cm" svg:y2="18.78cm" draw:start-shape="id4" draw:start-glue-point="2" draw:end-shape="id5" draw:end-glue-point="0" svg:d="M7032 17510c0 952-635 318-635 1270" svg:viewBox="0 0 636 1271">
          <text:p text:style-name="P3">Cues</text:p>
        </draw:connector>
        <draw:connector draw:style-name="gr10" draw:text-style-name="P2" draw:layer="layout" draw:type="curve" svg:x1="6.397cm" svg:y1="9.89cm" svg:x2="7.032cm" svg:y2="12.43cm" draw:start-shape="id6" draw:start-glue-point="2" draw:end-shape="id4" draw:end-glue-point="0" svg:d="M6397 9890c0 1905 635 635 635 2540" svg:viewBox="0 0 636 2541">
          <text:p text:style-name="P3">Tracks</text:p>
        </draw:connector>
        <draw:custom-shape draw:style-name="gr11" draw:text-style-name="P1" xml:id="id9" draw:id="id9" draw:layer="layout" svg:width="4.445cm" svg:height="1.905cm" svg:x="1cm" svg:y="1cm">
          <text:p text:style-name="P1">SETTINGS Store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draw:line-skew="-1.152cm" svg:x1="3.54cm" svg:y1="14.97cm" svg:x2="3.54cm" svg:y2="21.002cm" draw:start-shape="id4" draw:start-glue-point="3" draw:end-shape="id5" draw:end-glue-point="3" svg:d="M3540 14970c-2481 0-2481 6032 0 6032" svg:viewBox="0 0 1862 6033">
          <text:p text:style-name="P3">Injection:</text:p>
          <text:p text:style-name="P3">Meter</text:p>
          <text:p text:style-name="P3">currentPosition</text:p>
        </draw:connector>
        <draw:custom-shape draw:style-name="gr12" draw:text-style-name="P1" draw:layer="layout" svg:width="6.35cm" svg:height="3.81cm" svg:x="14.24cm" svg:y="22.59cm">
          <text:p text:style-name="P1">AUDIO Store</text:p>
          <draw:enhanced-geometry svg:viewBox="0 0 21600 21600" draw:type="rectangle" draw:enhanced-path="M 0 0 L 21600 0 21600 21600 0 21600 0 0 Z N"/>
        </draw:custom-shape>
        <draw:custom-shape draw:style-name="gr13" draw:text-style-name="P2" xml:id="id7" draw:id="id7" draw:layer="layout" svg:width="5.715cm" svg:height="1.905cm" svg:x="9.255cm" svg:y="1cm">
          <text:p text:style-name="P2">App.vue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14.97cm" svg:y1="1.952cm" svg:x2="18.78cm" svg:y2="1.953cm" draw:start-shape="id7" draw:start-glue-point="1" draw:end-shape="id8" draw:end-glue-point="6" svg:d="M14970 1952c2532 0 627 1 3810 1" svg:viewBox="0 0 3811 2">
          <text:p text:style-name="P3">Provide</text:p>
        </draw:connector>
        <draw:connector draw:style-name="gr8" draw:text-style-name="P2" draw:layer="layout" draw:type="curve" svg:x1="5.445cm" svg:y1="1.952cm" svg:x2="9.255cm" svg:y2="1.952cm" draw:start-shape="id9" draw:start-glue-point="1" draw:end-shape="id7" draw:end-glue-point="3" svg:d="M5445 1952h3810" svg:viewBox="0 0 3811 1">
          <text:p text:style-name="P3"/>
        </draw:connector>
        <draw:custom-shape draw:style-name="gr14" draw:text-style-name="P3" xml:id="id8" draw:id="id8" draw:layer="layout" svg:width="0.635cm" svg:height="0.635cm" svg:x="18.78cm" svg:y="1.635cm">
          <text:p text:style-name="P3">Settings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8" draw:text-style-name="P2" draw:layer="layout" draw:type="curve" svg:x1="14.97cm" svg:y1="8.303cm" svg:x2="11.795cm" svg:y2="8.302cm" draw:start-shape="id10" draw:start-glue-point="6" draw:end-shape="id6" draw:end-glue-point="1" svg:d="M14970 8303c-2706 0-1119-1-3175-1" svg:viewBox="0 0 3176 2">
          <text:p text:style-name="P3">Inject</text:p>
        </draw:connector>
        <draw:custom-shape draw:style-name="gr14" draw:text-style-name="P3" xml:id="id10" draw:id="id10" draw:layer="layout" svg:width="0.635cm" svg:height="0.635cm" svg:x="14.97cm" svg:y="7.985cm">
          <text:p text:style-name="P3">Settings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8" draw:text-style-name="P2" draw:layer="layout" draw:type="curve" svg:x1="11.795cm" svg:y1="21.003cm" svg:x2="9.255cm" svg:y2="21.002cm" draw:start-shape="id11" draw:start-glue-point="6" draw:end-shape="id5" draw:end-glue-point="1" svg:d="M11795 21003c-2230 0-961-1-2540-1" svg:viewBox="0 0 2541 2">
          <text:p text:style-name="P3">Inject</text:p>
        </draw:connector>
        <draw:custom-shape draw:style-name="gr14" draw:text-style-name="P3" xml:id="id11" draw:id="id11" draw:layer="layout" svg:width="0.635cm" svg:height="0.635cm" svg:x="11.795cm" svg:y="20.685cm">
          <text:p text:style-name="P3">Settings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8" draw:text-style-name="P2" draw:layer="layout" draw:type="curve" svg:x1="13.065cm" svg:y1="15.923cm" svg:x2="10.525cm" svg:y2="14.97cm" draw:start-shape="id12" draw:start-glue-point="6" draw:end-shape="id4" draw:end-glue-point="1" svg:d="M13065 15923c-2230 0-961-953-2540-953" svg:viewBox="0 0 2541 954">
          <text:p text:style-name="P3">Inject</text:p>
        </draw:connector>
        <draw:custom-shape draw:style-name="gr14" draw:text-style-name="P3" xml:id="id12" draw:id="id12" draw:layer="layout" svg:width="0.635cm" svg:height="0.635cm" svg:x="13.065cm" svg:y="15.605cm">
          <text:p text:style-name="P3">Settings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Courier New" svg:font-family="'Courier New'" style:font-family-generic="swiss" style:font-pitch="variable"/>
    <style:font-face style:name="Courier New1" svg:font-family="'Courier New'" style:font-family-generic="swiss" style:font-pitch="fixed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52cm" svg:stroke-color="#ffa500" draw:marker-start-width="0.533cm" draw:marker-start-center="false" draw:marker-end-width="0.533cm" draw:marker-end-center="false" draw:fill="solid" draw:fill-color="#ffff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Lucida Sans Unicode1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draw:stroke-dash="Dashed_20__28_var_29__20_2" svg:stroke-width="0.15cm" svg:stroke-color="#000000" draw:marker-start="Arrow" draw:marker-start-width="0.7cm" draw:marker-start-center="true" draw:marker-end-width="0.3cm" draw:fill="gradient" draw:fill-gradient-name="Radial_20_red_2f_yellow" draw:fill-image-width="0cm" draw:fill-image-height="0cm" draw:shadow-offset-x="0.305cm" draw:shadow-offset-y="0.305cm"/>
      <style:text-properties style:use-window-font-color="true" loext:opacity="0%" fo:font-weight="bold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-property" style:family="graphic" style:parent-style-name="standard">
      <style:graphic-properties draw:stroke="solid" svg:stroke-width="0.051cm" draw:marker-start-width="0.381cm" draw:marker-end-width="0.381cm" draw:fill="none"/>
      <style:text-properties fo:font-size="12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Component" style:family="graphic" style:parent-style-name="standard">
      <style:graphic-properties draw:stroke="solid" draw:stroke-dash="Ultrafine_20_Dashed" svg:stroke-width="0cm" svg:stroke-color="#000000" draw:marker-start-width="0.406cm" draw:marker-end="Arrow" draw:marker-end-width="0.203cm" draw:fill="solid" draw:fill-color="#3b9c6f" draw:textarea-horizontal-align="center" draw:textarea-vertical-align="top" draw:auto-grow-height="false" draw:show-unit="true"/>
      <style:paragraph-properties fo:text-align="center">
        <style:tab-stops/>
      </style:paragraph-properties>
      <style:text-properties fo:color="#ffffff" loext:opacity="100%"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style:font-pitch="fixed" fo:font-size="10pt" fo:font-weight="bold" style:font-name-asian="Courier New1" style:font-family-asian="'Courier New'" style:font-family-generic-asian="swiss" style:font-pitch-asian="fixed" style:font-size-asian="10pt" style:font-weight-asian="bold" style:font-name-complex="Courier New1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pitch="fixed" style:font-name-asian="Courier New1" style:font-family-asian="'Courier New'" style:font-family-generic-asian="swiss" style:font-pitch-asian="fixed" style:font-name-complex="Courier New1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paragraph-properties style:text-autospace="none"/>
    </style:style>
    <style:style style:name="Styled_20_Object_20_with_20_arrow" style:display-name="Styled Object with arrow" style:family="graphic" style:parent-style-name="objectwitharrow">
      <style:graphic-properties svg:stroke-width="0.152cm" svg:stroke-color="#ffa500" draw:marker-start="Arrow" draw:marker-start-width="0.508cm" draw:marker-start-center="false" draw:marker-end="Arrow" draw:marker-end-width="0.508cm" draw:fill="solid" draw:fill-color="#ffffff" draw:gradient-step-count="64"/>
      <style:text-properties fo:color="#505050" loext:opacity="100%" style:font-name="DejaVu Sans1" fo:font-family="'DejaVu Sans'" style:font-style-name="Book" style:font-family-generic="swiss" style:font-pitch="variable" fo:font-weight="normal"/>
    </style:style>
    <style:style style:name="Component_20_Hierarchy_20_Lines" style:display-name="Component Hierarchy Lines" style:family="graphic" style:parent-style-name="objectwithoutfill">
      <style:graphic-properties svg:stroke-width="0.203cm" svg:stroke-color="#666666" draw:marker-start-width="0.61cm" draw:marker-end-width="0.61cm"/>
    </style:style>
    <style:style style:name="Data_20_Line" style:display-name="Data Line" style:family="graphic" style:parent-style-name="objectwithoutfill">
      <style:graphic-properties svg:stroke-color="#ff4000" draw:marker-end="Arrowheads_20_1"/>
    </style:style>
    <style:style style:name="Store" style:family="graphic" style:parent-style-name="Component">
      <style:graphic-properties draw:stroke="none" draw:fill="solid" draw:fill-color="#6b5e9b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1-02-12T01:25:25.28</meta:creation-date>
    <dc:date>2023-10-14T15:59:50.050243794</dc:date>
    <meta:editing-duration>PT6H21M25S</meta:editing-duration>
    <meta:editing-cycles>44</meta:editing-cycles>
    <meta:generator>LibreOffice/7.3.7.2$Linux_X86_64 LibreOffice_project/30$Build-2</meta:generator>
    <meta:document-statistic meta:object-count="25"/>
  </office:meta>
</office:document-meta>
</file>